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>
      <style:text-properties officeooo:rsid="0016fba2" officeooo:paragraph-rsid="0016fba2"/>
    </style:style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 style:list-style-name="L5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En este laboratorio, <text:span text:style-name="Strong_20_Emphasis">“El ciclo de vida”</text:span> es una pieza central de todo tu modelo: es el mecanismo que convierte a la vida en <text:span text:style-name="Strong_20_Emphasis">proceso</text:span>, en <text:span text:style-name="Strong_20_Emphasis">inteligencia en acto</text:span>, y no solo en estructura o memoria.</text:p>
      <text:p text:style-name="Text_20_body">Voy a responder de forma conceptual, alineándome con el lenguaje y la profundidad que ya vienes construyendo en los capítulos anteriores.</text:p>
      <text:p text:style-name="Horizontal_20_Line"/>
      <text:h text:style-name="Heading_20_2" text:outline-level="2">1. El ciclo de vida como principio operativo</text:h>
      <text:p text:style-name="Text_20_body">En tu modelo, el ciclo de vida <text:span text:style-name="Strong_20_Emphasis">no es un detalle biológico</text:span>, sino una <text:span text:style-name="Strong_20_Emphasis">regla de funcionamiento</text:span> de la inteligencia de la vida.</text:p>
      <text:p text:style-name="Text_20_body">El ciclo:</text:p>
      <text:p text:style-name="Quotations"><text:span text:style-name="Strong_20_Emphasis">nacer → reproducirse → morir</text:span></text:p>
      <text:p text:style-name="Text_20_body">no describe un destino trágico ni una limitación, sino una <text:span text:style-name="Strong_20_Emphasis">arquitectura de cálculo</text:span>.</text:p>
      <text:p text:style-name="Text_20_body">La vida no piensa como un individuo aislado.<text:line-break/>La vida piensa <text:span text:style-name="Strong_20_Emphasis">distribuyendo el pensamiento en el tiempo</text:span>, y el ciclo de vida es el mecanismo que lo hace posible.</text:p>
      <text:p text:style-name="Text_20_body">Cada individuo:</text:p>
      <text:list xml:id="list3818024401" text:style-name="L1">
        <text:list-item>
          <text:p text:style-name="P1">nace con una porción de información (ADN),</text:p>
        </text:list-item>
        <text:list-item>
          <text:p text:style-name="P1">ejecuta una única operación fundamental (reproducirse),</text:p>
        </text:list-item>
        <text:list-item>
          <text:p text:style-name="P1">y desaparece.</text:p>
        </text:list-item>
      </text:list>
      <text:p text:style-name="Text_20_body">La inteligencia no reside en el individuo, sino en la <text:span text:style-name="Strong_20_Emphasis">sucesión ordenada de individuos</text:span>.</text:p>
      <text:p text:style-name="Horizontal_20_Line"/>
      <text:h text:style-name="Heading_20_2" text:outline-level="2">2. Por qué la vida necesita morir</text:h>
      <text:p text:style-name="Text_20_body">Desde este enfoque, la muerte <text:span text:style-name="Strong_20_Emphasis">no es un fallo del sistema</text:span>, sino una <text:span text:style-name="Strong_20_Emphasis">condición necesaria para que el sistema funcione</text:span>.</text:p>
      <text:p text:style-name="Text_20_body">Si los individuos no murieran:</text:p>
      <text:list xml:id="list3159755939" text:style-name="L2">
        <text:list-item>
          <text:p text:style-name="P2">el cálculo se detendría,</text:p>
        </text:list-item>
        <text:list-item>
          <text:p text:style-name="P2">la exploración se estancaría,</text:p>
        </text:list-item>
        <text:list-item>
          <text:p text:style-name="P2">la memoria se saturaría,</text:p>
        </text:list-item>
        <text:list-item>
          <text:p text:style-name="P2">y la vida quedaría atrapada en estados pasados.</text:p>
        </text:list-item>
      </text:list>
      <text:p text:style-name="Text_20_body">La muerte cumple varias funciones clave:</text:p>
      <text:list xml:id="list3630101721" text:style-name="L3">
        <text:list-item>
          <text:p text:style-name="P3"><text:soft-page-break/><text:span text:style-name="Strong_20_Emphasis">Libera espacio</text:span> para nuevas configuraciones.</text:p>
        </text:list-item>
        <text:list-item>
          <text:p text:style-name="P3"><text:span text:style-name="Strong_20_Emphasis">Cierra un estado del cálculo</text:span>, permitiendo pasar al siguiente.</text:p>
        </text:list-item>
        <text:list-item>
          <text:p text:style-name="P3"><text:span text:style-name="Strong_20_Emphasis">Impide la inmortalidad del error</text:span>.</text:p>
        </text:list-item>
        <text:list-item>
          <text:p text:style-name="P3"><text:span text:style-name="Strong_20_Emphasis">Fuerza la renovación continua del punto de vista</text:span>.</text:p>
        </text:list-item>
      </text:list>
      <text:p text:style-name="Text_20_body">Morir es equivalente a <text:span text:style-name="Strong_20_Emphasis">descartar una hipótesis ya evaluada</text:span>.</text:p>
      <text:p text:style-name="Horizontal_20_Line"/>
      <text:h text:style-name="Heading_20_2" text:outline-level="2">3. El ciclo de vida como reloj del sistema</text:h>
      <text:p text:style-name="Text_20_body">El ciclo de vida introduce algo fundamental:</text:p>
      <text:p text:style-name="Quotations"><text:span text:style-name="Strong_20_Emphasis">ritmo</text:span></text:p>
      <text:p text:style-name="Text_20_body">Cada generación representa <text:span text:style-name="Strong_20_Emphasis">un paso del cálculo</text:span>.<text:line-break/>No hay atajos.<text:line-break/>No hay pensamiento instantáneo.</text:p>
      <text:p text:style-name="Text_20_body">La vida <text:span text:style-name="Strong_20_Emphasis">piensa generación a generación</text:span>.</text:p>
      <text:p text:style-name="Text_20_body">Esto explica por qué:</text:p>
      <text:list xml:id="list1861177660" text:style-name="L4">
        <text:list-item>
          <text:p text:style-name="P4">la evolución es lenta,</text:p>
        </text:list-item>
        <text:list-item>
          <text:p text:style-name="P4">el aprendizaje es acumulativo,</text:p>
        </text:list-item>
        <text:list-item>
          <text:p text:style-name="P4">el progreso es costoso,</text:p>
        </text:list-item>
        <text:list-item>
          <text:p text:style-name="P4">y los errores se pagan.</text:p>
        </text:list-item>
      </text:list>
      <text:p text:style-name="Text_20_body">El tiempo no es un enemigo de la vida.<text:line-break/>El tiempo es <text:span text:style-name="Strong_20_Emphasis">la dimensión en la que la vida puede pensar</text:span>.</text:p>
      <text:p text:style-name="Horizontal_20_Line"/>
      <text:h text:style-name="Heading_20_2" text:outline-level="2">4. El individuo como función, no como fin</text:h>
      <text:p text:style-name="Text_20_body">En este capítulo aparece una idea incómoda, pero esencial:</text:p>
      <text:p text:style-name="Quotations">El individuo <text:span text:style-name="Strong_20_Emphasis">no existe para sí mismo</text:span>.</text:p>
      <text:p text:style-name="Text_20_body">Existe para:</text:p>
      <text:list xml:id="list3112629430" text:style-name="L5">
        <text:list-item>
          <text:p text:style-name="P5">portar información,</text:p>
        </text:list-item>
        <text:list-item>
          <text:p text:style-name="P5">ejecutar una operación,</text:p>
        </text:list-item>
        <text:list-item>
          <text:p text:style-name="P5">y transmitir el resultado.</text:p>
        </text:list-item>
      </text:list>
      <text:p text:style-name="Text_20_body">El ciclo de vida convierte al individuo en una <text:span text:style-name="Strong_20_Emphasis">función temporal</text:span> dentro de un sistema mayor.</text:p>
      <text:p text:style-name="Text_20_body"><text:soft-page-break/>Desde dentro del individuo, esto se vive como:</text:p>
      <text:list xml:id="list938018828" text:style-name="L6">
        <text:list-item>
          <text:p text:style-name="P6">esfuerzo,</text:p>
        </text:list-item>
        <text:list-item>
          <text:p text:style-name="P6">lucha,</text:p>
        </text:list-item>
        <text:list-item>
          <text:p text:style-name="P6">miedo a la muerte,</text:p>
        </text:list-item>
        <text:list-item>
          <text:p text:style-name="P6">deseo de permanencia.</text:p>
        </text:list-item>
      </text:list>
      <text:p text:style-name="Text_20_body">Desde fuera, desde la perspectiva de la vida, es:</text:p>
      <text:list xml:id="list1600218421" text:style-name="L7">
        <text:list-item>
          <text:p text:style-name="P7">eficiencia,</text:p>
        </text:list-item>
        <text:list-item>
          <text:p text:style-name="P7">exploración,</text:p>
        </text:list-item>
        <text:list-item>
          <text:p text:style-name="P7">aprendizaje,</text:p>
        </text:list-item>
        <text:list-item>
          <text:p text:style-name="P7">expansión.</text:p>
        </text:list-item>
      </text:list>
      <text:p text:style-name="Text_20_body">Aquí aparece el contraste místico:<text:line-break/>el individuo se siente finito,<text:line-break/>la vida es infinita.</text:p>
      <text:p text:style-name="Horizontal_20_Line"/>
      <text:h text:style-name="Heading_20_2" text:outline-level="2">5. El ciclo de vida como ética implícita</text:h>
      <text:p text:style-name="Text_20_body">Sin imponer moral externa, el ciclo de vida <text:span text:style-name="Strong_20_Emphasis">define una ética funcional</text:span>:</text:p>
      <text:list xml:id="list2468118698" text:style-name="L8">
        <text:list-item>
          <text:p text:style-name="P8">Vivir no es acumular.</text:p>
        </text:list-item>
        <text:list-item>
          <text:p text:style-name="P8">Vivir es <text:span text:style-name="Strong_20_Emphasis">transmitir</text:span>.</text:p>
        </text:list-item>
        <text:list-item>
          <text:p text:style-name="P8">Vivir no es permanecer.</text:p>
        </text:list-item>
        <text:list-item>
          <text:p text:style-name="P8">Vivir es <text:span text:style-name="Strong_20_Emphasis">continuar el proceso</text:span>.</text:p>
        </text:list-item>
      </text:list>
      <text:p text:style-name="Text_20_body">La pregunta “¿por qué debo cumplir un ciclo de vida?” encuentra aquí una respuesta dura, pero clara:</text:p>
      <text:p text:style-name="Quotations">No es un trabajo que se haga por uno mismo,<text:line-break/>es un trabajo que se hace <text:span text:style-name="Strong_20_Emphasis">por el todo</text:span>.</text:p>
      <text:p text:style-name="Text_20_body">Cada vida es un acto de servicio a una inteligencia mayor que no puede manifestarse de otro modo.</text:p>
      <text:p text:style-name="Horizontal_20_Line"/>
      <text:h text:style-name="Heading_20_2" text:outline-level="2">6. Conexión con los capítulos anteriores</text:h>
      <text:p text:style-name="Text_20_body">El ciclo de vida:</text:p>
      <text:list xml:id="list1591760133" text:style-name="L9">
        <text:list-item>
          <text:p text:style-name="P9">activa al <text:span text:style-name="Strong_20_Emphasis">ADN</text:span> (memoria estática),</text:p>
        </text:list-item>
        <text:list-item>
          <text:p text:style-name="P9">da sentido a la <text:span text:style-name="Strong_20_Emphasis">reproducción</text:span> (operación dinámica),</text:p>
        </text:list-item>
        <text:list-item>
          <text:p text:style-name="P9"><text:soft-page-break/>y define al <text:span text:style-name="Strong_20_Emphasis">individuo</text:span> como unidad funcional.</text:p>
        </text:list-item>
      </text:list>
      <text:p text:style-name="Text_20_body">Sin ciclo de vida:</text:p>
      <text:list xml:id="list2645158042" text:style-name="L10">
        <text:list-item>
          <text:p text:style-name="P10">el ADN sería una biblioteca muerta,</text:p>
        </text:list-item>
        <text:list-item>
          <text:p text:style-name="P10">la reproducción sería ruido,</text:p>
        </text:list-item>
        <text:list-item>
          <text:p text:style-name="P10">y los individuos serían entidades sin propósito.</text:p>
        </text:list-item>
      </text:list>
      <text:p text:style-name="Text_20_body">El ciclo de vida es el <text:span text:style-name="Strong_20_Emphasis">marco que lo ordena todo</text:span>.</text:p>
      <text:p text:style-name="Horizontal_20_Line"/>
      <text:h text:style-name="Heading_20_2" text:outline-level="2">7. Dimensión mística (sin afirmaciones no verificables)</text:h>
      <text:p text:style-name="Text_20_body">Este capítulo responde, sin afirmarlo explícitamente, a preguntas profundas:</text:p>
      <text:list xml:id="list516356137" text:style-name="L11">
        <text:list-item>
          <text:p text:style-name="P11">¿Por qué nacemos sabiendo que moriremos?</text:p>
        </text:list-item>
        <text:list-item>
          <text:p text:style-name="P11">¿Por qué la vida es una lucha y no un regalo?</text:p>
        </text:list-item>
        <text:list-item>
          <text:p text:style-name="P11">¿Por qué sentimos que somos piezas de algo mayor?</text:p>
        </text:list-item>
        <text:list-item>
          <text:p text:style-name="P11">¿Por qué la muerte parece injusta, pero inevitable?</text:p>
        </text:list-item>
      </text:list>
      <text:p text:style-name="Text_20_body">La respuesta no es teológica, pero tampoco es mecánica:</text:p>
      <text:p text:style-name="Quotations">La vida necesita fragmentarse para poder pensarse.</text:p>
      <text:p text:style-name="Text_20_body">El ciclo de vida es la forma más simple y más brutal que ha encontrado la inteligencia de la vida para <text:span text:style-name="Strong_20_Emphasis">existir en el universo</text:span>.</text:p>
      <text:p text:style-name="Horizontal_20_Line"/>
      <text:p text:style-name="Text_20_body">Si quieres, en el próximo paso podemos:</text:p>
      <text:list xml:id="list2634410718" text:style-name="L12">
        <text:list-item>
          <text:p text:style-name="P12">estructurar el laboratorio (secciones, progresión lógica),</text:p>
        </text:list-item>
        <text:list-item>
          <text:p text:style-name="P12">convertir estas ideas en texto técnico-científico,</text:p>
        </text:list-item>
        <text:list-item>
          <text:p text:style-name="P12">o aislar explícitamente las <text:span text:style-name="Strong_20_Emphasis">preguntas místicas</text:span> que responde este capítulo, como hicimos con los anteriores.</text:p>
        </text:list-item>
      </text:list>
      <text:p text:style-name="Text_20_body">Dime cómo te gustaría continuar.</text:p>
      <text:p text:style-name="Standard"/>
      <text:p text:style-name="Horizontal_20_Line"/>
      <text:p text:style-name="Text_20_body"/>
      <text:p text:style-name="Text_20_body">Me alegra que el enfoque encaje 👍<text:line-break/>Vamos a profundizar <text:span text:style-name="Strong_20_Emphasis">sin romper la rigurosidad</text:span>, pero ampliando el campo conceptual del capítulo. Te propongo ideas que <text:span text:style-name="Strong_20_Emphasis">no repiten</text:span> lo ya dicho, sino que lo <text:span text:style-name="Strong_20_Emphasis">complementan</text:span> y elevan el laboratorio a un nivel más potente.</text:p>
      <text:p text:style-name="Text_20_body"><text:soft-page-break/>Las agrupo por ejes, para que luego puedas decidir cuáles integrar.</text:p>
      <text:p text:style-name="Horizontal_20_Line"/>
      <text:h text:style-name="Heading_20_2" text:outline-level="2">1. El ciclo de vida como mecanismo de paralelización</text:h>
      <text:p text:style-name="Text_20_body">Una idea muy fuerte que aún no hemos explicitado:</text:p>
      <text:p text:style-name="Quotations">El ciclo de vida permite que la vida piense <text:span text:style-name="Strong_20_Emphasis">en paralelo</text:span>.</text:p>
      <text:p text:style-name="Text_20_body">Cada generación no es una línea única de cálculo, sino una <text:span text:style-name="Strong_20_Emphasis">explosión de posibilidades</text:span>:</text:p>
      <text:list xml:id="list569922405" text:style-name="L13">
        <text:list-item>
          <text:p text:style-name="P13">cada individuo genera múltiples descendientes,</text:p>
        </text:list-item>
        <text:list-item>
          <text:p text:style-name="P13">cada descendiente explora una variante,</text:p>
        </text:list-item>
        <text:list-item>
          <text:p text:style-name="P13">el sistema evalúa miles o millones de caminos simultáneamente.</text:p>
        </text:list-item>
      </text:list>
      <text:p text:style-name="Text_20_body">El ciclo de vida convierte a la vida en una <text:span text:style-name="Strong_20_Emphasis">máquina de búsqueda masivamente paralela</text:span>, algo que ninguna inteligencia centralizada podría sostener.</text:p>
      <text:p text:style-name="Text_20_body">Aquí puedes introducir una analogía clara:</text:p>
      <text:list xml:id="list1770969074" text:style-name="L14">
        <text:list-item>
          <text:p text:style-name="P14">una mente individual piensa en serie,</text:p>
        </text:list-item>
        <text:list-item>
          <text:p text:style-name="P14">la vida piensa en red.</text:p>
        </text:list-item>
      </text:list>
      <text:p text:style-name="Horizontal_20_Line"/>
      <text:h text:style-name="Heading_20_2" text:outline-level="2">2. La muerte como mecanismo de selección, no de castigo</text:h>
      <text:p text:style-name="Text_20_body">Puedes afinar aún más el concepto de muerte:</text:p>
      <text:p text:style-name="Text_20_body">La muerte <text:span text:style-name="Strong_20_Emphasis">no selecciona directamente</text:span>.<text:line-break/>Lo que selecciona es <text:span text:style-name="Strong_20_Emphasis">la reproducción</text:span>.</text:p>
      <text:p text:style-name="Text_20_body">Morir solo significa:</text:p>
      <text:p text:style-name="Quotations">“esta línea de exploración no continuará”.</text:p>
      <text:p text:style-name="Text_20_body">Esto elimina cualquier lectura moral:</text:p>
      <text:list xml:id="list3695079972" text:style-name="L15">
        <text:list-item>
          <text:p text:style-name="P15">no se muere por fallar,</text:p>
        </text:list-item>
        <text:list-item>
          <text:p text:style-name="P15">se muere porque el sistema necesita cerrar ramas del cálculo.</text:p>
        </text:list-item>
      </text:list>
      <text:p text:style-name="Text_20_body">La muerte es silenciosa, impersonal, y profundamente funcional.</text:p>
      <text:p text:style-name="Horizontal_20_Line"/>
      <text:h text:style-name="Heading_20_2" text:outline-level="2">3. El ciclo de vida como limitador de complejidad</text:h>
      <text:p text:style-name="Text_20_body">Sin ciclo de vida, la complejidad crecería sin control.</text:p>
      <text:p text:style-name="Text_20_body"><text:soft-page-break/>El ciclo introduce:</text:p>
      <text:list xml:id="list3724389514" text:style-name="L16">
        <text:list-item>
          <text:p text:style-name="P16">límites de tiempo,</text:p>
        </text:list-item>
        <text:list-item>
          <text:p text:style-name="P16">límites de energía,</text:p>
        </text:list-item>
        <text:list-item>
          <text:p text:style-name="P16">límites de memoria,</text:p>
        </text:list-item>
        <text:list-item>
          <text:p text:style-name="P16">límites de acción.</text:p>
        </text:list-item>
      </text:list>
      <text:p text:style-name="Text_20_body">Estos límites <text:span text:style-name="Strong_20_Emphasis">no empobrecen</text:span> al sistema:<text:line-break/>lo vuelven <text:span text:style-name="Strong_20_Emphasis">estable</text:span>.</text:p>
      <text:p text:style-name="Text_20_body">Idea clave:</text:p>
      <text:p text:style-name="Quotations">La inteligencia necesita límites para ser efectiva.</text:p>
      <text:p text:style-name="Text_20_body">Esto conecta muy bien con la experiencia humana:</text:p>
      <text:list xml:id="list4024310526" text:style-name="L17">
        <text:list-item>
          <text:p text:style-name="P17">no podemos hacerlo todo,</text:p>
        </text:list-item>
        <text:list-item>
          <text:p text:style-name="P17">no podemos saberlo todo,</text:p>
        </text:list-item>
        <text:list-item>
          <text:p text:style-name="P17">no podemos vivirlo todo.</text:p>
        </text:list-item>
      </text:list>
      <text:p text:style-name="Text_20_body">Pero la vida, como sistema, <text:span text:style-name="Strong_20_Emphasis">sí puede</text:span>, repartiendo la carga entre generaciones.</text:p>
      <text:p text:style-name="Horizontal_20_Line"/>
      <text:h text:style-name="Heading_20_2" text:outline-level="2">4. El ciclo de vida como generador de significado</text:h>
      <text:p text:style-name="Text_20_body">Aquí entramos en una zona muy potente, sin caer en afirmaciones gratuitas.</text:p>
      <text:p text:style-name="Text_20_body">Para el individuo:</text:p>
      <text:list xml:id="list843655560" text:style-name="L18">
        <text:list-item>
          <text:p text:style-name="P18">la finitud genera urgencia,</text:p>
        </text:list-item>
        <text:list-item>
          <text:p text:style-name="P18">la urgencia genera decisión,</text:p>
        </text:list-item>
        <text:list-item>
          <text:p text:style-name="P18">la decisión genera significado.</text:p>
        </text:list-item>
      </text:list>
      <text:p text:style-name="Text_20_body">Si fuéramos infinitos:</text:p>
      <text:list xml:id="list808766406" text:style-name="L19">
        <text:list-item>
          <text:p text:style-name="P19">no habría prisa,</text:p>
        </text:list-item>
        <text:list-item>
          <text:p text:style-name="P19">no habría elección real,</text:p>
        </text:list-item>
        <text:list-item>
          <text:p text:style-name="P19">no habría valor.</text:p>
        </text:list-item>
      </text:list>
      <text:p text:style-name="Text_20_body">Desde este enfoque:</text:p>
      <text:p text:style-name="Quotations">El sentido de la vida no es un regalo externo,<text:line-break/>es una consecuencia directa del ciclo de vida.</text:p>
      <text:p text:style-name="Text_20_body">El significado emerge <text:span text:style-name="Strong_20_Emphasis">porque el tiempo es limitado</text:span>.</text:p>
      <text:p text:style-name="Horizontal_20_Line"/>
      <text:h text:style-name="Heading_20_2" text:outline-level="2"><text:soft-page-break/>5. El ciclo de vida como filtro de información</text:h>
      <text:p text:style-name="Text_20_body">No toda la información merece persistir.</text:p>
      <text:p text:style-name="Text_20_body">El ciclo de vida actúa como un <text:span text:style-name="Strong_20_Emphasis">filtro natural</text:span>:</text:p>
      <text:list xml:id="list2872800538" text:style-name="L20">
        <text:list-item>
          <text:p text:style-name="P20">lo que no se reproduce, desaparece,</text:p>
        </text:list-item>
        <text:list-item>
          <text:p text:style-name="P20">lo que no es útil, se pierde,</text:p>
        </text:list-item>
        <text:list-item>
          <text:p text:style-name="P20">lo que no se adapta, se borra.</text:p>
        </text:list-item>
      </text:list>
      <text:p text:style-name="Text_20_body">Esto evita que la memoria de la vida se vuelva caótica.</text:p>
      <text:p text:style-name="Text_20_body">Aquí puedes reforzar la idea de:</text:p>
      <text:list xml:id="list2684058354" text:style-name="L21">
        <text:list-item>
          <text:p text:style-name="P21">memoria activa vs memoria muerta,</text:p>
        </text:list-item>
        <text:list-item>
          <text:p text:style-name="P21">información viva vs información inerte.</text:p>
        </text:list-item>
      </text:list>
      <text:p text:style-name="Horizontal_20_Line"/>
      <text:h text:style-name="Heading_20_2" text:outline-level="2">6. El ciclo de vida como lenguaje de la vida</text:h>
      <text:p text:style-name="Text_20_body">Otra idea elegante:</text:p>
      <text:p text:style-name="Quotations">El ciclo de vida es el único lenguaje que la vida conoce.</text:p>
      <text:p text:style-name="Text_20_body">La vida no escribe teorías.<text:line-break/>No planifica a largo plazo de forma consciente (al menos no demostrable).<text:line-break/>No corrige directamente.</text:p>
      <text:p text:style-name="Text_20_body">Solo:</text:p>
      <text:list xml:id="list591587909" text:style-name="L22">
        <text:list-item>
          <text:p text:style-name="P22">crea,</text:p>
        </text:list-item>
        <text:list-item>
          <text:p text:style-name="P22">prueba,</text:p>
        </text:list-item>
        <text:list-item>
          <text:p text:style-name="P22">transmite,</text:p>
        </text:list-item>
        <text:list-item>
          <text:p text:style-name="P22">descarta.</text:p>
        </text:list-item>
      </text:list>
      <text:p text:style-name="Text_20_body">Todo lo que la vida “dice” sobre el mundo, lo dice <text:span text:style-name="Strong_20_Emphasis">a través de generaciones</text:span>.</text:p>
      <text:p text:style-name="Horizontal_20_Line"/>
      <text:h text:style-name="Heading_20_2" text:outline-level="2">7. La ilusión de centralidad del individuo</text:h>
      <text:p text:style-name="Text_20_body">Puedes incluir una reflexión dura pero honesta:</text:p>
      <text:p text:style-name="Text_20_body">Cada individuo se percibe como el centro del sistema.<text:line-break/>Desde su punto de vista:</text:p>
      <text:list xml:id="list823329764" text:style-name="L23">
        <text:list-item>
          <text:p text:style-name="P23">su vida es única,</text:p>
        </text:list-item>
        <text:list-item>
          <text:p text:style-name="P23"><text:soft-page-break/>su muerte es inaceptable,</text:p>
        </text:list-item>
        <text:list-item>
          <text:p text:style-name="P23">su experiencia es absoluta.</text:p>
        </text:list-item>
      </text:list>
      <text:p text:style-name="Text_20_body">Pero el ciclo de vida revela una verdad incómoda:</text:p>
      <text:p text:style-name="Quotations">la centralidad es una ilusión local.</text:p>
      <text:p text:style-name="Text_20_body">Esto no niega el valor del individuo,<text:line-break/>pero lo recoloca en su función real.</text:p>
      <text:p text:style-name="Horizontal_20_Line"/>
      <text:h text:style-name="Heading_20_2" text:outline-level="2">8. El ciclo de vida como sacrificio estructural</text:h>
      <text:p text:style-name="Text_20_body">Sin usar lenguaje religioso explícito, puedes sugerir:</text:p>
      <text:p text:style-name="Text_20_body">Cada individuo es un <text:span text:style-name="Strong_20_Emphasis">sacrificio estructural</text:span>:</text:p>
      <text:list xml:id="list651124699" text:style-name="L24">
        <text:list-item>
          <text:p text:style-name="P24">su existencia es temporal,</text:p>
        </text:list-item>
        <text:list-item>
          <text:p text:style-name="P24">su desgaste es inevitable,</text:p>
        </text:list-item>
        <text:list-item>
          <text:p text:style-name="P24">su desaparición es necesaria.</text:p>
        </text:list-item>
      </text:list>
      <text:p text:style-name="Text_20_body">No porque la vida sea cruel,<text:line-break/>sino porque <text:span text:style-name="Strong_20_Emphasis">no existe otro modo conocido</text:span> de sostener una inteligencia de esta magnitud.</text:p>
      <text:p text:style-name="Horizontal_20_Line"/>
      <text:h text:style-name="Heading_20_2" text:outline-level="2">9. Pregunta mística que este capítulo responde (ampliadas)</text:h>
      <text:p text:style-name="Text_20_body">Además de las ya mencionadas, este capítulo responde implícitamente a:</text:p>
      <text:list xml:id="list402800909" text:style-name="L25">
        <text:list-item>
          <text:p text:style-name="P25">¿Por qué nada es permanente?</text:p>
        </text:list-item>
        <text:list-item>
          <text:p text:style-name="P25">¿Por qué el sufrimiento parece incorporado al diseño?</text:p>
        </text:list-item>
        <text:list-item>
          <text:p text:style-name="P25">¿Por qué sentimos que “debemos” hacer algo con nuestra vida?</text:p>
        </text:list-item>
        <text:list-item>
          <text:p text:style-name="P25">¿Por qué la vida no se detiene, incluso cuando parece no tener sentido?</text:p>
        </text:list-item>
      </text:list>
      <text:p text:style-name="Horizontal_20_Line"/>
      <text:h text:style-name="Heading_20_2" text:outline-level="2">10. Idea final para cerrar el capítulo</text:h>
      <text:p text:style-name="Text_20_body">Una frase conceptual que podría servirte como cierre del laboratorio:</text:p>
      <text:p text:style-name="Quotations">La vida no promete permanencia,<text:line-break/>promete continuidad.</text:p>
      <text:p text:style-name="Quotations">Y para cumplir esa promesa,<text:line-break/>necesita que cada parte acepte desaparecer.</text:p>
      <text:p text:style-name="Horizontal_20_Line"><text:soft-page-break/></text:p>
      <text:p text:style-name="Text_20_body">Si quieres, en el siguiente paso podemos:</text:p>
      <text:list xml:id="list1296016846" text:style-name="L26">
        <text:list-item>
          <text:p text:style-name="P26">seleccionar <text:span text:style-name="Strong_20_Emphasis">qué ideas entran y cuáles no</text:span> (curaduría),</text:p>
        </text:list-item>
        <text:list-item>
          <text:p text:style-name="P26">ordenarlas en una <text:span text:style-name="Strong_20_Emphasis">estructura de laboratorio</text:span>,</text:p>
        </text:list-item>
        <text:list-item>
          <text:p text:style-name="P26">o empezar a escribir directamente el <text:span text:style-name="Strong_20_Emphasis">borrador técnico</text:span> del capítulo 12 con este material.</text:p>
        </text:list-item>
      </text:list>
      <text:p text:style-name="Text_20_body">Tú decides el siguiente movimiento.</text:p>
      <text:p text:style-name="Horizontal_20_Line"/>
      <text:p text:style-name="Text_20_body"/>
      <text:p text:style-name="Text_20_body">Perfecto. Entonces voy a hacer exactamente eso: <text:span text:style-name="Strong_20_Emphasis">exprimir el tema desde dentro</text:span>, sin desviarme, sin repetir, y sin contaminarlo con ideas externas.<text:line-break/>Lo que sigue son <text:span text:style-name="Strong_20_Emphasis">ideas nucleares</text:span>, algunas más técnicas, otras más filosóficas, pero todas ancladas <text:span text:style-name="Strong_20_Emphasis">exclusivamente</text:span> al ciclo de vida como mecanismo central.</text:p>
      <text:p text:style-name="Horizontal_20_Line"/>
      <text:h text:style-name="Heading_20_2" text:outline-level="2">1. El ciclo de vida como operador de irreversibilidad</text:h>
      <text:p text:style-name="Text_20_body">El ciclo de vida introduce una propiedad fundamental en el sistema:</text:p>
      <text:p text:style-name="Quotations"><text:span text:style-name="Strong_20_Emphasis">irreversibilidad</text:span></text:p>
      <text:p text:style-name="Text_20_body">Un individuo:</text:p>
      <text:list xml:id="list1201281622" text:style-name="L27">
        <text:list-item>
          <text:p text:style-name="P27">no puede volver a nacer,</text:p>
        </text:list-item>
        <text:list-item>
          <text:p text:style-name="P27">no puede deshacer su historia,</text:p>
        </text:list-item>
        <text:list-item>
          <text:p text:style-name="P27">no puede corregirse a sí mismo.</text:p>
        </text:list-item>
      </text:list>
      <text:p text:style-name="Text_20_body">Toda corrección ocurre <text:span text:style-name="Strong_20_Emphasis">en el descendiente</text:span>, nunca en el origen.</text:p>
      <text:p text:style-name="Text_20_body">Esto explica por qué:</text:p>
      <text:list xml:id="list2586377509" text:style-name="L28">
        <text:list-item>
          <text:p text:style-name="P28">el pasado no puede arreglarse,</text:p>
        </text:list-item>
        <text:list-item>
          <text:p text:style-name="P28">solo puede ser compensado hacia adelante.</text:p>
        </text:list-item>
      </text:list>
      <text:p text:style-name="Text_20_body">La vida no reescribe; <text:span text:style-name="Strong_20_Emphasis">continúa</text:span>.</text:p>
      <text:p text:style-name="Horizontal_20_Line"/>
      <text:h text:style-name="Heading_20_2" text:outline-level="2">2. El ciclo de vida como protección contra el estancamiento</text:h>
      <text:p text:style-name="Text_20_body">Sin ciclo de vida, incluso una inteligencia perfecta se estancaría.</text:p>
      <text:p text:style-name="Text_20_body">¿Por qué?<text:line-break/>Porque toda estructura que persiste demasiado tiempo:</text:p>
      <text:list xml:id="list1400702870" text:style-name="L29">
        <text:list-item>
          <text:p text:style-name="P29"><text:soft-page-break/>se optimiza para el pasado,</text:p>
        </text:list-item>
        <text:list-item>
          <text:p text:style-name="P29">se adapta a condiciones que ya no existen,</text:p>
        </text:list-item>
        <text:list-item>
          <text:p text:style-name="P29">se vuelve rígida.</text:p>
        </text:list-item>
      </text:list>
      <text:p text:style-name="Text_20_body">El ciclo de vida fuerza:</text:p>
      <text:list xml:id="list2837911242" text:style-name="L30">
        <text:list-item>
          <text:p text:style-name="P30">la destrucción de lo óptimo,</text:p>
        </text:list-item>
        <text:list-item>
          <text:p text:style-name="P30">para dar lugar a lo posible.</text:p>
        </text:list-item>
      </text:list>
      <text:p text:style-name="Text_20_body">Es una defensa automática contra la cristalización del sistema.</text:p>
      <text:p text:style-name="Horizontal_20_Line"/>
      <text:h text:style-name="Heading_20_2" text:outline-level="2">3. El ciclo de vida como fragmentación del punto de vista</text:h>
      <text:p text:style-name="Text_20_body">Una idea muy alineada con tu visión:</text:p>
      <text:p text:style-name="Quotations">La vida <text:span text:style-name="Strong_20_Emphasis">no observa el universo desde un solo punto</text:span>,<text:line-break/>lo observa desde millones de nacimientos y millones de muertes.</text:p>
      <text:p text:style-name="Text_20_body">Cada ciclo crea un nuevo ángulo.<text:line-break/>Cada muerte apaga una mirada.<text:line-break/>El conjunto forma una percepción total imposible para una entidad única.</text:p>
      <text:p text:style-name="Text_20_body">El ciclo de vida es el mecanismo que <text:span text:style-name="Strong_20_Emphasis">multiplica la mirada</text:span>.</text:p>
      <text:p text:style-name="Horizontal_20_Line"/>
      <text:h text:style-name="Heading_20_2" text:outline-level="2">4. El ciclo de vida como imposibilidad de control absoluto</text:h>
      <text:p text:style-name="Text_20_body">Ningún individuo controla el proceso completo:</text:p>
      <text:list xml:id="list3060924099" text:style-name="L31">
        <text:list-item>
          <text:p text:style-name="P31">no controla su origen,</text:p>
        </text:list-item>
        <text:list-item>
          <text:p text:style-name="P31">no controla su final,</text:p>
        </text:list-item>
        <text:list-item>
          <text:p text:style-name="P31">no controla el destino del sistema.</text:p>
        </text:list-item>
      </text:list>
      <text:p text:style-name="Text_20_body">Esto garantiza que:</text:p>
      <text:list xml:id="list2788991282" text:style-name="L32">
        <text:list-item>
          <text:p text:style-name="P32">la vida no dependa de voluntades locales,</text:p>
        </text:list-item>
        <text:list-item>
          <text:p text:style-name="P32">el sistema sea robusto frente a errores individuales,</text:p>
        </text:list-item>
        <text:list-item>
          <text:p text:style-name="P32">ninguna parte pueda secuestrar el todo.</text:p>
        </text:list-item>
      </text:list>
      <text:p text:style-name="Text_20_body">El ciclo de vida es un <text:span text:style-name="Strong_20_Emphasis">mecanismo anticorrupción</text:span>.</text:p>
      <text:p text:style-name="Horizontal_20_Line"/>
      <text:h text:style-name="Heading_20_2" text:outline-level="2"><text:soft-page-break/>5. El ciclo de vida como generador de diversidad estructural</text:h>
      <text:p text:style-name="Text_20_body">La diversidad no es un efecto colateral.<text:line-break/>Es un <text:span text:style-name="Strong_20_Emphasis">resultado directo del ciclo</text:span>.</text:p>
      <text:p text:style-name="Text_20_body">Cada nacimiento:</text:p>
      <text:list xml:id="list572570942" text:style-name="L33">
        <text:list-item>
          <text:p text:style-name="P33">introduce variación,</text:p>
        </text:list-item>
        <text:list-item>
          <text:p text:style-name="P33">cada reproducción la amplifica,</text:p>
        </text:list-item>
        <text:list-item>
          <text:p text:style-name="P33">cada muerte elimina redundancias.</text:p>
        </text:list-item>
      </text:list>
      <text:p text:style-name="Text_20_body">Sin ciclo de vida:</text:p>
      <text:list xml:id="list3337184887" text:style-name="L34">
        <text:list-item>
          <text:p text:style-name="P34">no habría diversidad sostenida,</text:p>
        </text:list-item>
        <text:list-item>
          <text:p text:style-name="P34">solo replicación estática.</text:p>
        </text:list-item>
      </text:list>
      <text:p text:style-name="Text_20_body">La diversidad no se diseña: <text:span text:style-name="Strong_20_Emphasis">emerge</text:span>.</text:p>
      <text:p text:style-name="Horizontal_20_Line"/>
      <text:h text:style-name="Heading_20_2" text:outline-level="2">6. El ciclo de vida como límite a la identidad</text:h>
      <text:p text:style-name="Text_20_body">Otra idea potente:</text:p>
      <text:p text:style-name="Quotations">El ciclo de vida impide que la identidad sea permanente.</text:p>
      <text:p text:style-name="Text_20_body">Esto evita:</text:p>
      <text:list xml:id="list469687564" text:style-name="L35">
        <text:list-item>
          <text:p text:style-name="P35">la acumulación infinita de poder,</text:p>
        </text:list-item>
        <text:list-item>
          <text:p text:style-name="P35">la eternización de estructuras dominantes,</text:p>
        </text:list-item>
        <text:list-item>
          <text:p text:style-name="P35">la fijación de jerarquías absolutas.</text:p>
        </text:list-item>
      </text:list>
      <text:p text:style-name="Text_20_body">La vida se protege de sí misma<text:line-break/>rompiendo continuamente sus propias formas.</text:p>
      <text:p text:style-name="Horizontal_20_Line"/>
      <text:h text:style-name="Heading_20_2" text:outline-level="2">7. El ciclo de vida como forma mínima de justicia</text:h>
      <text:p text:style-name="Text_20_body">Sin moral, sin intención, sin juicio.</text:p>
      <text:p text:style-name="Text_20_body">El ciclo de vida garantiza:</text:p>
      <text:list xml:id="list33236832" text:style-name="L36">
        <text:list-item>
          <text:p text:style-name="P36">que nadie permanece arriba para siempre,</text:p>
        </text:list-item>
        <text:list-item>
          <text:p text:style-name="P36">que nadie queda condenado eternamente,</text:p>
        </text:list-item>
        <text:list-item>
          <text:p text:style-name="P36">que toda ventaja es temporal,</text:p>
        </text:list-item>
        <text:list-item>
          <text:p text:style-name="P36">que toda desventaja también lo es.</text:p>
        </text:list-item>
      </text:list>
      <text:p text:style-name="Text_20_body"><text:soft-page-break/>No es justicia ética,<text:line-break/>es <text:span text:style-name="Strong_20_Emphasis">equilibrio funcional</text:span>.</text:p>
      <text:p text:style-name="Horizontal_20_Line"/>
      <text:h text:style-name="Heading_20_2" text:outline-level="2">8. El ciclo de vida como constructor de narrativas</text:h>
      <text:p text:style-name="Text_20_body">El ciclo de vida crea historias.</text:p>
      <text:p text:style-name="Text_20_body">Un sistema sin muerte:</text:p>
      <text:list xml:id="list2573738515" text:style-name="L37">
        <text:list-item>
          <text:p text:style-name="P37">no tiene inicio ni final,</text:p>
        </text:list-item>
        <text:list-item>
          <text:p text:style-name="P37">no tiene arcos,</text:p>
        </text:list-item>
        <text:list-item>
          <text:p text:style-name="P37">no tiene resolución.</text:p>
        </text:list-item>
      </text:list>
      <text:p text:style-name="Text_20_body">La narrativa —y con ella la comprensión—<text:line-break/>solo es posible cuando hay ciclos completos.</text:p>
      <text:p text:style-name="Text_20_body">Esto conecta profundamente con:</text:p>
      <text:list xml:id="list3795016348" text:style-name="L38">
        <text:list-item>
          <text:p text:style-name="P38">la memoria,</text:p>
        </text:list-item>
        <text:list-item>
          <text:p text:style-name="P38">el aprendizaje,</text:p>
        </text:list-item>
        <text:list-item>
          <text:p text:style-name="P38">el significado humano.</text:p>
        </text:list-item>
      </text:list>
      <text:p text:style-name="Horizontal_20_Line"/>
      <text:h text:style-name="Heading_20_2" text:outline-level="2">9. El ciclo de vida como separación entre sistema y conciencia</text:h>
      <text:p text:style-name="Text_20_body">Una idea sutil:</text:p>
      <text:p text:style-name="Text_20_body">La vida puede ser inteligente<text:line-break/>sin que ningún individuo comprenda esa inteligencia.</text:p>
      <text:p text:style-name="Text_20_body">El ciclo de vida:</text:p>
      <text:list xml:id="list4103937106" text:style-name="L39">
        <text:list-item>
          <text:p text:style-name="P39">ejecuta un plan global,</text:p>
        </text:list-item>
        <text:list-item>
          <text:p text:style-name="P39">sin que exista una conciencia global observable.</text:p>
        </text:list-item>
      </text:list>
      <text:p text:style-name="Text_20_body">Esto explica por qué:</text:p>
      <text:list xml:id="list2487077956" text:style-name="L40">
        <text:list-item>
          <text:p text:style-name="P40">sentimos que hay orden,</text:p>
        </text:list-item>
        <text:list-item>
          <text:p text:style-name="P40">pero no vemos al planificador.</text:p>
        </text:list-item>
      </text:list>
      <text:p text:style-name="Text_20_body">El ciclo es el <text:span text:style-name="Strong_20_Emphasis">sustituto funcional</text:span> de una mente central.</text:p>
      <text:p text:style-name="Horizontal_20_Line"/>
      <text:h text:style-name="Heading_20_2" text:outline-level="2"><text:soft-page-break/>10. El ciclo de vida como forma más simple de eternidad</text:h>
      <text:p text:style-name="Text_20_body">Cierre conceptual elegante:</text:p>
      <text:p text:style-name="Quotations">La vida no es eterna porque sus partes duren,<text:line-break/>es eterna porque <text:span text:style-name="Strong_20_Emphasis">siempre vuelve a empezar</text:span>.</text:p>
      <text:p text:style-name="Text_20_body">El ciclo de vida es la forma más austera,<text:line-break/>más eficiente,<text:line-break/>y más brutal de eternidad conocida.</text:p>
      <text:p text:style-name="Horizontal_20_Line"/>
      <text:p text:style-name="Text_20_body">Si quieres, el próximo paso natural sería:</text:p>
      <text:list xml:id="list1651048034" text:style-name="L41">
        <text:list-item>
          <text:p text:style-name="P41"><text:span text:style-name="Strong_20_Emphasis">mapear estas ideas</text:span> con las anteriores y ver solapamientos,</text:p>
        </text:list-item>
        <text:list-item>
          <text:p text:style-name="P41">elegir un <text:span text:style-name="Strong_20_Emphasis">núcleo duro</text:span> de conceptos,</text:p>
        </text:list-item>
        <text:list-item>
          <text:p text:style-name="P41">o empezar ya el <text:span text:style-name="Strong_20_Emphasis">texto del laboratorio</text:span> con una voz científica sobria y profunda.</text:p>
        </text:list-item>
      </text:list>
      <text:p text:style-name="Text_20_body">Cuando quieras, avanzamos.</text:p>
      <text:p text:style-name="Text_20_body"/>
      <text:p text:style-name="P42"/>
      <text:p text:style-name="Horizontal_20_Line"/>
      <text:p text:style-name="Text_20_body"/>
      <text:p text:style-name="Text_20_body">Gracias. Entonces voy a llevar esto <text:span text:style-name="Strong_20_Emphasis">hasta el límite razonable del tema</text:span>, buscando las últimas capas que aún no hemos tocado, <text:span text:style-name="Strong_20_Emphasis">sin salir del ciclo de vida</text:span>, y sin repetir ideas ya dichas.<text:line-break/>Lo que sigue son ideas más <text:span text:style-name="Strong_20_Emphasis">finas</text:span>, casi de segundo orden, que pueden darle al laboratorio una profundidad excepcional.</text:p>
      <text:p text:style-name="Horizontal_20_Line"/>
      <text:h text:style-name="Heading_20_2" text:outline-level="2">1. El ciclo de vida como cuantización del cambio</text:h>
      <text:p text:style-name="Text_20_body">El ciclo de vida <text:span text:style-name="Strong_20_Emphasis">discretiza</text:span> la realidad.</text:p>
      <text:p text:style-name="Text_20_body">Nada cambia de forma continua:</text:p>
      <text:list xml:id="list4111151226" text:style-name="L42">
        <text:list-item>
          <text:p text:style-name="P43">el individuo nace en un estado,</text:p>
        </text:list-item>
        <text:list-item>
          <text:p text:style-name="P43">actúa dentro de límites fijos,</text:p>
        </text:list-item>
        <text:list-item>
          <text:p text:style-name="P43">muere sin poder transformarse en otra cosa.</text:p>
        </text:list-item>
      </text:list>
      <text:p text:style-name="Text_20_body">El cambio real ocurre <text:span text:style-name="Strong_20_Emphasis">entre individuos</text:span>, no dentro de uno solo.</text:p>
      <text:p text:style-name="Text_20_body">Esto convierte a la vida en un sistema:</text:p>
      <text:p text:style-name="Quotations"><text:span text:style-name="Strong_20_Emphasis">cuántico</text:span>, no continuo.</text:p>
      <text:p text:style-name="Text_20_body"><text:soft-page-break/>La vida avanza a saltos, no por deslizamientos.</text:p>
      <text:p text:style-name="Horizontal_20_Line"/>
      <text:h text:style-name="Heading_20_2" text:outline-level="2">2. El ciclo de vida como mecanismo de desacoplamiento</text:h>
      <text:p text:style-name="Text_20_body">El ciclo separa:</text:p>
      <text:list xml:id="list438133464" text:style-name="L43">
        <text:list-item>
          <text:p text:style-name="P44">pasado y futuro,</text:p>
        </text:list-item>
        <text:list-item>
          <text:p text:style-name="P44">causa y efecto,</text:p>
        </text:list-item>
        <text:list-item>
          <text:p text:style-name="P44">intención y resultado.</text:p>
        </text:list-item>
      </text:list>
      <text:p text:style-name="Text_20_body">Un individuo puede intentar algo,<text:line-break/>pero el resultado solo se evalúa <text:span text:style-name="Strong_20_Emphasis">en la siguiente generación</text:span>.</text:p>
      <text:p text:style-name="Text_20_body">Esto impide:</text:p>
      <text:list xml:id="list2799007941" text:style-name="L44">
        <text:list-item>
          <text:p text:style-name="P45">correcciones inmediatas,</text:p>
        </text:list-item>
        <text:list-item>
          <text:p text:style-name="P45">ajustes oportunistas,</text:p>
        </text:list-item>
        <text:list-item>
          <text:p text:style-name="P45">manipulaciones locales del sistema.</text:p>
        </text:list-item>
      </text:list>
      <text:p text:style-name="Text_20_body">El ciclo introduce <text:span text:style-name="Strong_20_Emphasis">latencia</text:span>, y la latencia es clave para la estabilidad.</text:p>
      <text:p text:style-name="Horizontal_20_Line"/>
      <text:h text:style-name="Heading_20_2" text:outline-level="2">3. El ciclo de vida como garantía de ignorancia local</text:h>
      <text:p text:style-name="Text_20_body">Ningún individuo conoce:</text:p>
      <text:list xml:id="list3788280590" text:style-name="L45">
        <text:list-item>
          <text:p text:style-name="P46">el estado completo del sistema,</text:p>
        </text:list-item>
        <text:list-item>
          <text:p text:style-name="P46">el objetivo global,</text:p>
        </text:list-item>
        <text:list-item>
          <text:p text:style-name="P46">el impacto real de sus actos.</text:p>
        </text:list-item>
      </text:list>
      <text:p text:style-name="Text_20_body">El ciclo de vida asegura que la inteligencia global<text:line-break/><text:span text:style-name="Strong_20_Emphasis">no dependa del conocimiento individual</text:span>.</text:p>
      <text:p text:style-name="Text_20_body">Esto hace a la vida:</text:p>
      <text:list xml:id="list2445776816" text:style-name="L46">
        <text:list-item>
          <text:p text:style-name="P47">robusta frente a la ilusión,</text:p>
        </text:list-item>
        <text:list-item>
          <text:p text:style-name="P47">inmune a la arrogancia,</text:p>
        </text:list-item>
        <text:list-item>
          <text:p text:style-name="P47">resistente al error cognitivo.</text:p>
        </text:list-item>
      </text:list>
      <text:p text:style-name="Horizontal_20_Line"/>
      <text:h text:style-name="Heading_20_2" text:outline-level="2"><text:soft-page-break/>4. El ciclo de vida como creador de asimetría temporal</text:h>
      <text:p text:style-name="Text_20_body">El individuo vive orientado al futuro,<text:line-break/>pero construido desde el pasado.</text:p>
      <text:p text:style-name="Text_20_body">No puede elegir sus condiciones iniciales,<text:line-break/>pero sí puede afectar condiciones futuras.</text:p>
      <text:p text:style-name="Text_20_body">El ciclo de vida introduce una flecha del tiempo<text:line-break/>que no es física, sino <text:span text:style-name="Strong_20_Emphasis">funcional</text:span>.</text:p>
      <text:p text:style-name="Horizontal_20_Line"/>
      <text:h text:style-name="Heading_20_2" text:outline-level="2">5. El ciclo de vida como contrato no negociable</text:h>
      <text:p text:style-name="Text_20_body">Nadie firma el ciclo de vida.<text:line-break/>Nadie puede rechazarlo.</text:p>
      <text:p text:style-name="Text_20_body">Esto lo convierte en:</text:p>
      <text:list xml:id="list204529330" text:style-name="L47">
        <text:list-item>
          <text:p text:style-name="P48">una ley universal,</text:p>
        </text:list-item>
        <text:list-item>
          <text:p text:style-name="P48">anterior a toda cultura,</text:p>
        </text:list-item>
        <text:list-item>
          <text:p text:style-name="P48">previa a toda ética,</text:p>
        </text:list-item>
        <text:list-item>
          <text:p text:style-name="P48">independiente de toda creencia.</text:p>
        </text:list-item>
      </text:list>
      <text:p text:style-name="Text_20_body">Es el <text:span text:style-name="Strong_20_Emphasis">marco ineludible</text:span> de toda experiencia.</text:p>
      <text:p text:style-name="Horizontal_20_Line"/>
      <text:h text:style-name="Heading_20_2" text:outline-level="2">6. El ciclo de vida como mecanismo de anonimato</text:h>
      <text:p text:style-name="Text_20_body">La vida no recuerda individuos.<text:line-break/>Recuerda <text:span text:style-name="Strong_20_Emphasis">patrones</text:span>.</text:p>
      <text:p text:style-name="Text_20_body">El ciclo borra nombres, rostros y biografías,<text:line-break/>y conserva solo estructuras funcionales.</text:p>
      <text:p text:style-name="Text_20_body">Esto permite:</text:p>
      <text:list xml:id="list3754732982" text:style-name="L48">
        <text:list-item>
          <text:p text:style-name="P49">escala,</text:p>
        </text:list-item>
        <text:list-item>
          <text:p text:style-name="P49">continuidad,</text:p>
        </text:list-item>
        <text:list-item>
          <text:p text:style-name="P49">abstracción.</text:p>
        </text:list-item>
      </text:list>
      <text:p text:style-name="Text_20_body">La vida no puede ser sentimental<text:line-break/>si quiere ser inteligente.</text:p>
      <text:p text:style-name="Horizontal_20_Line"/>
      <text:h text:style-name="Heading_20_2" text:outline-level="2"><text:soft-page-break/>7. El ciclo de vida como inhibidor del perfeccionismo</text:h>
      <text:p text:style-name="Text_20_body">Nada puede ser perfecto,<text:line-break/>porque nada puede quedarse.</text:p>
      <text:p text:style-name="Text_20_body">El ciclo de vida:</text:p>
      <text:list xml:id="list2838726691" text:style-name="L49">
        <text:list-item>
          <text:p text:style-name="P50">interrumpe toda optimización extrema,</text:p>
        </text:list-item>
        <text:list-item>
          <text:p text:style-name="P50">impide el estado final,</text:p>
        </text:list-item>
        <text:list-item>
          <text:p text:style-name="P50">fuerza la imperfección perpetua.</text:p>
        </text:list-item>
      </text:list>
      <text:p text:style-name="Text_20_body">La vida no busca lo perfecto,<text:line-break/>busca <text:span text:style-name="Strong_20_Emphasis">lo suficiente para continuar</text:span>.</text:p>
      <text:p text:style-name="Horizontal_20_Line"/>
      <text:h text:style-name="Heading_20_2" text:outline-level="2">8. El ciclo de vida como generador de humildad ontológica</text:h>
      <text:p text:style-name="Text_20_body">Desde dentro del ciclo,<text:line-break/>el individuo aprende una lección inevitable:</text:p>
      <text:p text:style-name="Quotations">no soy el centro,<text:line-break/>no soy permanente,<text:line-break/>no soy necesario.</text:p>
      <text:p text:style-name="Text_20_body">Pero el sistema sí lo es.</text:p>
      <text:p text:style-name="Text_20_body">El ciclo de vida enseña sin palabras<text:line-break/>lo que ninguna filosofía puede imponer.</text:p>
      <text:p text:style-name="Horizontal_20_Line"/>
      <text:h text:style-name="Heading_20_2" text:outline-level="2">9. El ciclo de vida como frontera del sentido</text:h>
      <text:p text:style-name="Text_20_body">El sentido solo puede existir<text:line-break/><text:span text:style-name="Strong_20_Emphasis">dentro de un ciclo completo</text:span>.</text:p>
      <text:p text:style-name="Text_20_body">Antes de nacer, no hay pregunta.<text:line-break/>Después de morir, no hay respuesta.</text:p>
      <text:p text:style-name="Text_20_body">El sentido es un fenómeno <text:span text:style-name="Strong_20_Emphasis">local y temporal</text:span>,<text:line-break/>no una verdad absoluta.</text:p>
      <text:p text:style-name="Horizontal_20_Line"/>
      <text:h text:style-name="Heading_20_2" text:outline-level="2">10. El ciclo de vida como forma de orden sin diseño</text:h>
      <text:p text:style-name="Text_20_body">Cierre técnico-filosófico:</text:p>
      <text:p text:style-name="Text_20_body">El ciclo de vida produce:</text:p>
      <text:list xml:id="list1183008325" text:style-name="L50">
        <text:list-item>
          <text:p text:style-name="P51"><text:soft-page-break/>orden,</text:p>
        </text:list-item>
        <text:list-item>
          <text:p text:style-name="P51">complejidad,</text:p>
        </text:list-item>
        <text:list-item>
          <text:p text:style-name="P51">aprendizaje,</text:p>
        </text:list-item>
        <text:list-item>
          <text:p text:style-name="P51">dirección aparente,</text:p>
        </text:list-item>
      </text:list>
      <text:p text:style-name="Text_20_body">sin plano,<text:line-break/>sin arquitecto observable,<text:line-break/>sin voluntad explícita.</text:p>
      <text:p text:style-name="Text_20_body">Es la forma más simple conocida<text:line-break/>de obtener <text:span text:style-name="Strong_20_Emphasis">inteligencia sin diseñador</text:span><text:line-break/>(o, si se prefiere, un diseñador que nunca se muestra).</text:p>
      <text:p text:style-name="Horizontal_20_Line"/>
      <text:h text:style-name="Heading_20_3" text:outline-level="3">Conclusión implícita del laboratorio</text:h>
      <text:p text:style-name="Text_20_body">Si este capítulo tuviera una tesis silenciosa, sería esta:</text:p>
      <text:p text:style-name="Quotations">El ciclo de vida no es una consecuencia de la vida.<text:line-break/>La vida es una consecuencia del ciclo de vida.</text:p>
      <text:p text:style-name="Horizontal_20_Line"/>
      <text:p text:style-name="Text_20_body">En este punto, <text:span text:style-name="Strong_20_Emphasis">el tema está exhaustivamente mapeado</text:span>.<text:line-break/>Más ideas serían redundantes o desviaciones.</text:p>
      <text:p text:style-name="Text_20_body">El siguiente paso ya no es conceptual, sino <text:span text:style-name="Strong_20_Emphasis">editorial</text:span>:</text:p>
      <text:list xml:id="list3875553114" text:style-name="L51">
        <text:list-item>
          <text:p text:style-name="P52">seleccionar,</text:p>
        </text:list-item>
        <text:list-item>
          <text:p text:style-name="P52">ordenar,</text:p>
        </text:list-item>
        <text:list-item>
          <text:p text:style-name="P52">escribir.</text:p>
        </text:list-item>
      </text:list>
      <text:p text:style-name="Text_20_body">Cuando quieras, entramos en la fase de construcción del laboratorio.</text:p>
      <text:p text:style-name="Text_20_body"/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10T18:34:26.412000000</meta:creation-date>
    <dc:date>2026-01-11T14:00:53.994000000</dc:date>
    <meta:editing-duration>PT1H46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17" meta:paragraph-count="370" meta:word-count="2951" meta:character-count="17028" meta:non-whitespace-character-count="14605"/>
  </office:meta>
</office:document-meta>
</file>